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99in"/>
    </style:style>
    <style:style style:name="co2" style:family="table-column">
      <style:table-column-properties fo:break-before="auto" style:column-width="2.4693in"/>
    </style:style>
    <style:style style:name="co3" style:family="table-column">
      <style:table-column-properties fo:break-before="auto" style:column-width="1.19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00a933" fo:border="0.74pt solid #000000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 style:data-style-name="N100"/>
    <style:style style:name="ce5" style:family="table-cell" style:parent-style-name="Default" style:data-style-name="N0">
      <style:text-properties fo:color="#ff0000"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49in" svg:x="2.1555in" svg:y="11.7232in">
            <draw:object draw:notify-on-update-of-ranges="Sheet1.B14:Sheet1.B14 Sheet1.C14:Sheet1.N14 Sheet1.B15:Sheet1.B15 Sheet1.C15:Sheet1.N15 Sheet1.B16:Sheet1.B16 Sheet1.C16:Sheet1.N16 Sheet1.B17:Sheet1.B17 Sheet1.C17:Sheet1.N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12in" svg:height="3.5449in" svg:x="8.8654in" svg:y="11.5559in">
            <draw:object draw:notify-on-update-of-ranges="Sheet1.B35:Sheet1.B35 Sheet1.C35:Sheet1.N35 Sheet1.B36:Sheet1.B36 Sheet1.C36:Sheet1.N36 Sheet1.B37:Sheet1.B37 Sheet1.C37:Sheet1.N37 Sheet1.B38:Sheet1.B38 Sheet1.C38:Sheet1.N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12in" svg:height="3.5453in" svg:x="8.9965in" svg:y="15.8016in">
            <draw:object draw:notify-on-update-of-ranges="Sheet1.B47:Sheet1.B47 Sheet1.C47:Sheet1.N47 Sheet1.B48:Sheet1.B48 Sheet1.C48:Sheet1.N48 Sheet1.B49:Sheet1.B49 Sheet1.C49:Sheet1.N49 Sheet1.B50:Sheet1.B50 Sheet1.C50:Sheet1.N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.3008in" svg:height="3.5453in" svg:x="2.0571in" svg:y="15.6866in">
            <draw:object draw:notify-on-update-of-ranges="Sheet1.B41:Sheet1.B41 Sheet1.C41:Sheet1.N41 Sheet1.B42:Sheet1.B42 Sheet1.C42:Sheet1.N42 Sheet1.B43:Sheet1.B43 Sheet1.C43:Sheet1.N43 Sheet1.B44:Sheet1.B44 Sheet1.C44:Sheet1.N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surface toiture (m^2)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t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ondeur (cm)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ace (m^2)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fondeur eau 1 janvier (cm)</text:p>
          </table:table-cell>
          <table:table-cell table:style-name="ce2" office:value-type="float" office:value="98.4" calcext:value-type="float">
            <text:p>98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port phitoevaporation (m^3)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luviometrie (mm)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feb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Apr</text:p>
          </table:table-cell>
          <table:table-cell table:style-name="ce4" office:value-type="string" calcext:value-type="string">
            <text:p>May</text:p>
          </table:table-cell>
          <table:table-cell table:style-name="ce4" office:value-type="string" calcext:value-type="string">
            <text:p>Jun</text:p>
          </table:table-cell>
          <table:table-cell table:style-name="ce4" office:value-type="string" calcext:value-type="string">
            <text:p>Jul</text:p>
          </table:table-cell>
          <table:table-cell table:style-name="ce4" office:value-type="string" calcext:value-type="string">
            <text:p>Aug</text:p>
          </table:table-cell>
          <table:table-cell table:style-name="ce4" office:value-type="string" calcext:value-type="string">
            <text:p>Sep</text:p>
          </table:table-cell>
          <table:table-cell table:style-name="ce4" office:value-type="string" calcext:value-type="string">
            <text:p>Oct</text:p>
          </table:table-cell>
          <table:table-cell table:style-name="ce4" office:value-type="string" calcext:value-type="string">
            <text:p>Nov</text:p>
          </table:table-cell>
          <table:table-cell table:style-name="ce4" office:value-type="string" calcext:value-type="string">
            <text:p>Dec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ax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0" calcext:value-type="float">
            <text:p>100</text:p>
          </table:table-cell>
          <table:table-cell table:formula="of:=SUM([.C14:.N14])" office:value-type="float" office:value="1080" calcext:value-type="float">
            <text:p>1080</text:p>
          </table:table-cell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3"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55" calcext:value-type="float">
            <text:p>55</text:p>
          </table:table-cell>
          <table:table-cell table:formula="of:=SUM([.C15:.N15])" office:value-type="float" office:value="555" calcext:value-type="float">
            <text:p>555</text:p>
          </table:table-cell>
        </table:table-row>
        <table:table-row table:style-name="ro1">
          <table:table-cell/>
          <table:table-cell table:style-name="ce2" office:value-type="string" calcext:value-type="string">
            <text:p>exceptionel</text:p>
          </table:table-cell>
          <table:table-cell table:number-columns-repeated="3"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00" calcext:value-type="float">
            <text:p>300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30" calcext:value-type="float">
            <text:p>30</text:p>
          </table:table-cell>
          <table:table-cell table:formula="of:=SUM([.C16:.N16])" office:value-type="float" office:value="890" calcext:value-type="float">
            <text:p>890</text:p>
          </table:table-cell>
        </table:table-row>
        <table:table-row table:style-name="ro1">
          <table:table-cell/>
          <table:table-cell table:style-name="ce2" office:value-type="string" calcext:value-type="string">
            <text:p>moyenne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2.5" calcext:value-type="float">
            <text:p>72.5</text:p>
          </table:table-cell>
          <table:table-cell table:style-name="ce5" office:value-type="float" office:value="91.5" calcext:value-type="float">
            <text:p>91.5</text:p>
          </table:table-cell>
          <table:table-cell table:style-name="ce5" office:value-type="float" office:value="80.5" calcext:value-type="float">
            <text:p>80.5</text:p>
          </table:table-cell>
          <table:table-cell table:style-name="ce5" office:value-type="float" office:value="63.5" calcext:value-type="float">
            <text:p>63.5</text:p>
          </table:table-cell>
          <table:table-cell table:style-name="ce5" office:value-type="float" office:value="50.5" calcext:value-type="float">
            <text:p>50.5</text:p>
          </table:table-cell>
          <table:table-cell table:style-name="ce5" office:value-type="float" office:value="51.5" calcext:value-type="float">
            <text:p>51.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106.5" calcext:value-type="float">
            <text:p>106.5</text:p>
          </table:table-cell>
          <table:table-cell table:style-name="ce5" office:value-type="float" office:value="81.5" calcext:value-type="float">
            <text:p>81.5</text:p>
          </table:table-cell>
          <table:table-cell table:formula="of:=SUM([.C17:.N17])" office:value-type="float" office:value="898" calcext:value-type="float">
            <text:p>898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evaporation: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tang (cm/moi)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it (% pluviometrie)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apport toiture (m^3)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max</text:p>
          </table:table-cell>
          <table:table-cell table:formula="of:=(1 - [.C$23]/100)*[.C14]*[.$B$5]/1000" office:value-type="float" office:value="12.6" calcext:value-type="float">
            <text:p>12.6</text:p>
          </table:table-cell>
          <table:table-cell table:formula="of:=(1 - [.D$23]/100)*[.D14]*[.$B$5]/1000" office:value-type="float" office:value="16.2" calcext:value-type="float">
            <text:p>16.2</text:p>
          </table:table-cell>
          <table:table-cell table:formula="of:=(1 - [.E$23]/100)*[.E14]*[.$B$5]/1000" office:value-type="float" office:value="16.2" calcext:value-type="float">
            <text:p>16.2</text:p>
          </table:table-cell>
          <table:table-cell table:formula="of:=(1 - [.F$23]/100)*[.F14]*[.$B$5]/1000" office:value-type="float" office:value="18.7" calcext:value-type="float">
            <text:p>18.7</text:p>
          </table:table-cell>
          <table:table-cell table:formula="of:=(1 - [.G$23]/100)*[.G14]*[.$B$5]/1000" office:value-type="float" office:value="17" calcext:value-type="float">
            <text:p>17</text:p>
          </table:table-cell>
          <table:table-cell table:formula="of:=(1 - [.H$23]/100)*[.H14]*[.$B$5]/1000" office:value-type="float" office:value="12.8" calcext:value-type="float">
            <text:p>12.8</text:p>
          </table:table-cell>
          <table:table-cell table:formula="of:=(1 - [.I$23]/100)*[.I14]*[.$B$5]/1000" office:value-type="float" office:value="9.6" calcext:value-type="float">
            <text:p>9.6</text:p>
          </table:table-cell>
          <table:table-cell table:formula="of:=(1 - [.J$23]/100)*[.J14]*[.$B$5]/1000" office:value-type="float" office:value="9.6" calcext:value-type="float">
            <text:p>9.6</text:p>
          </table:table-cell>
          <table:table-cell table:formula="of:=(1 - [.K$23]/100)*[.K14]*[.$B$5]/1000" office:value-type="float" office:value="15.3" calcext:value-type="float">
            <text:p>15.3</text:p>
          </table:table-cell>
          <table:table-cell table:formula="of:=(1 - [.L$23]/100)*[.L14]*[.$B$5]/1000" office:value-type="float" office:value="18.7" calcext:value-type="float">
            <text:p>18.7</text:p>
          </table:table-cell>
          <table:table-cell table:formula="of:=(1 - [.M$23]/100)*[.M14]*[.$B$5]/1000" office:value-type="float" office:value="21.6" calcext:value-type="float">
            <text:p>21.6</text:p>
          </table:table-cell>
          <table:table-cell table:formula="of:=(1 - [.N$23]/100)*[.N14]*[.$B$5]/1000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in</text:p>
          </table:table-cell>
          <table:table-cell table:formula="of:=(1 - [.C$23]/100)*[.C15]*[.$B$5]/1000" office:value-type="float" office:value="7.2" calcext:value-type="float">
            <text:p>7.2</text:p>
          </table:table-cell>
          <table:table-cell table:formula="of:=(1 - [.D$23]/100)*[.D15]*[.$B$5]/1000" office:value-type="float" office:value="8.1" calcext:value-type="float">
            <text:p>8.1</text:p>
          </table:table-cell>
          <table:table-cell table:formula="of:=(1 - [.E$23]/100)*[.E15]*[.$B$5]/1000" office:value-type="float" office:value="8.1" calcext:value-type="float">
            <text:p>8.1</text:p>
          </table:table-cell>
          <table:table-cell table:formula="of:=(1 - [.F$23]/100)*[.F15]*[.$B$5]/1000" office:value-type="float" office:value="10.2" calcext:value-type="float">
            <text:p>10.2</text:p>
          </table:table-cell>
          <table:table-cell table:formula="of:=(1 - [.G$23]/100)*[.G15]*[.$B$5]/1000" office:value-type="float" office:value="9.35" calcext:value-type="float">
            <text:p>9.35</text:p>
          </table:table-cell>
          <table:table-cell table:formula="of:=(1 - [.H$23]/100)*[.H15]*[.$B$5]/1000" office:value-type="float" office:value="4.8" calcext:value-type="float">
            <text:p>4.8</text:p>
          </table:table-cell>
          <table:table-cell table:formula="of:=(1 - [.I$23]/100)*[.I15]*[.$B$5]/1000" office:value-type="float" office:value="4.8" calcext:value-type="float">
            <text:p>4.8</text:p>
          </table:table-cell>
          <table:table-cell table:formula="of:=(1 - [.J$23]/100)*[.J15]*[.$B$5]/1000" office:value-type="float" office:value="4.8" calcext:value-type="float">
            <text:p>4.8</text:p>
          </table:table-cell>
          <table:table-cell table:formula="of:=(1 - [.K$23]/100)*[.K15]*[.$B$5]/1000" office:value-type="float" office:value="7.65" calcext:value-type="float">
            <text:p>7.65</text:p>
          </table:table-cell>
          <table:table-cell table:formula="of:=(1 - [.L$23]/100)*[.L15]*[.$B$5]/1000" office:value-type="float" office:value="10.2" calcext:value-type="float">
            <text:p>10.2</text:p>
          </table:table-cell>
          <table:table-cell table:formula="of:=(1 - [.M$23]/100)*[.M15]*[.$B$5]/1000" office:value-type="float" office:value="10.8" calcext:value-type="float">
            <text:p>10.8</text:p>
          </table:table-cell>
          <table:table-cell table:formula="of:=(1 - [.N$23]/100)*[.N15]*[.$B$5]/1000" office:value-type="float" office:value="9.9" calcext:value-type="float">
            <text:p>9.9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xceptionel</text:p>
          </table:table-cell>
          <table:table-cell table:formula="of:=(1 - [.C$23]/100)*[.C16]*[.$B$5]/1000" office:value-type="float" office:value="5.4" calcext:value-type="float">
            <text:p>5.4</text:p>
          </table:table-cell>
          <table:table-cell table:formula="of:=(1 - [.D$23]/100)*[.D16]*[.$B$5]/1000" office:value-type="float" office:value="5.4" calcext:value-type="float">
            <text:p>5.4</text:p>
          </table:table-cell>
          <table:table-cell table:formula="of:=(1 - [.E$23]/100)*[.E16]*[.$B$5]/1000" office:value-type="float" office:value="5.4" calcext:value-type="float">
            <text:p>5.4</text:p>
          </table:table-cell>
          <table:table-cell table:formula="of:=(1 - [.F$23]/100)*[.F16]*[.$B$5]/1000" office:value-type="float" office:value="51" calcext:value-type="float">
            <text:p>51</text:p>
          </table:table-cell>
          <table:table-cell table:formula="of:=(1 - [.G$23]/100)*[.G16]*[.$B$5]/1000" office:value-type="float" office:value="51" calcext:value-type="float">
            <text:p>51</text:p>
          </table:table-cell>
          <table:table-cell table:formula="of:=(1 - [.H$23]/100)*[.H16]*[.$B$5]/1000" office:value-type="float" office:value="3.2" calcext:value-type="float">
            <text:p>3.2</text:p>
          </table:table-cell>
          <table:table-cell table:formula="of:=(1 - [.I$23]/100)*[.I16]*[.$B$5]/1000" office:value-type="float" office:value="3.2" calcext:value-type="float">
            <text:p>3.2</text:p>
          </table:table-cell>
          <table:table-cell table:formula="of:=(1 - [.J$23]/100)*[.J16]*[.$B$5]/1000" office:value-type="float" office:value="3.2" calcext:value-type="float">
            <text:p>3.2</text:p>
          </table:table-cell>
          <table:table-cell table:formula="of:=(1 - [.K$23]/100)*[.K16]*[.$B$5]/1000" office:value-type="float" office:value="8.5" calcext:value-type="float">
            <text:p>8.5</text:p>
          </table:table-cell>
          <table:table-cell table:formula="of:=(1 - [.L$23]/100)*[.L16]*[.$B$5]/1000" office:value-type="float" office:value="5.1" calcext:value-type="float">
            <text:p>5.1</text:p>
          </table:table-cell>
          <table:table-cell table:formula="of:=(1 - [.M$23]/100)*[.M16]*[.$B$5]/1000" office:value-type="float" office:value="5.4" calcext:value-type="float">
            <text:p>5.4</text:p>
          </table:table-cell>
          <table:table-cell table:formula="of:=(1 - [.N$23]/100)*[.N16]*[.$B$5]/1000" office:value-type="float" office:value="5.4" calcext:value-type="float">
            <text:p>5.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oyenne</text:p>
          </table:table-cell>
          <table:table-cell table:formula="of:=(1 - [.C$23]/100)*[.C17]*[.$B$5]/1000" office:value-type="float" office:value="10.62" calcext:value-type="float">
            <text:p>10.62</text:p>
          </table:table-cell>
          <table:table-cell table:formula="of:=(1 - [.D$23]/100)*[.D17]*[.$B$5]/1000" office:value-type="float" office:value="13.5" calcext:value-type="float">
            <text:p>13.5</text:p>
          </table:table-cell>
          <table:table-cell table:formula="of:=(1 - [.E$23]/100)*[.E17]*[.$B$5]/1000" office:value-type="float" office:value="13.05" calcext:value-type="float">
            <text:p>13.05</text:p>
          </table:table-cell>
          <table:table-cell table:formula="of:=(1 - [.F$23]/100)*[.F17]*[.$B$5]/1000" office:value-type="float" office:value="15.555" calcext:value-type="float">
            <text:p>15.555</text:p>
          </table:table-cell>
          <table:table-cell table:formula="of:=(1 - [.G$23]/100)*[.G17]*[.$B$5]/1000" office:value-type="float" office:value="13.685" calcext:value-type="float">
            <text:p>13.685</text:p>
          </table:table-cell>
          <table:table-cell table:formula="of:=(1 - [.H$23]/100)*[.H17]*[.$B$5]/1000" office:value-type="float" office:value="10.16" calcext:value-type="float">
            <text:p>10.16</text:p>
          </table:table-cell>
          <table:table-cell table:formula="of:=(1 - [.I$23]/100)*[.I17]*[.$B$5]/1000" office:value-type="float" office:value="8.08" calcext:value-type="float">
            <text:p>8.08</text:p>
          </table:table-cell>
          <table:table-cell table:formula="of:=(1 - [.J$23]/100)*[.J17]*[.$B$5]/1000" office:value-type="float" office:value="8.24" calcext:value-type="float">
            <text:p>8.24</text:p>
          </table:table-cell>
          <table:table-cell table:formula="of:=(1 - [.K$23]/100)*[.K17]*[.$B$5]/1000" office:value-type="float" office:value="12.58" calcext:value-type="float">
            <text:p>12.58</text:p>
          </table:table-cell>
          <table:table-cell table:formula="of:=(1 - [.L$23]/100)*[.L17]*[.$B$5]/1000" office:value-type="float" office:value="15.64" calcext:value-type="float">
            <text:p>15.64</text:p>
          </table:table-cell>
          <table:table-cell table:formula="of:=(1 - [.M$23]/100)*[.M17]*[.$B$5]/1000" office:value-type="float" office:value="19.17" calcext:value-type="float">
            <text:p>19.17</text:p>
          </table:table-cell>
          <table:table-cell table:formula="of:=(1 - [.N$23]/100)*[.N17]*[.$B$5]/1000" office:value-type="float" office:value="14.67" calcext:value-type="float">
            <text:p>14.67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variation etang (cm)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ax</text:p>
          </table:table-cell>
          <table:table-cell table:formula="of:=100*[.C28]/[.$B$9] - [.C$22] + [.C14]/10 + [.$B$11]/[.$B$9]*100" office:value-type="float" office:value="21.3" calcext:value-type="float">
            <text:p>21.3</text:p>
          </table:table-cell>
          <table:table-cell table:formula="of:=100*[.D28]/[.$B$9] - [.D$22] + [.D14]/10 + [.$B$11]/[.$B$9]*100" office:value-type="float" office:value="25.1" calcext:value-type="float">
            <text:p>25.1</text:p>
          </table:table-cell>
          <table:table-cell table:formula="of:=100*[.E28]/[.$B$9] - [.E$22] + [.E14]/10 + [.$B$11]/[.$B$9]*100" office:value-type="float" office:value="25.1" calcext:value-type="float">
            <text:p>25.1</text:p>
          </table:table-cell>
          <table:table-cell table:formula="of:=100*[.F28]/[.$B$9] - [.F$22] + [.F14]/10 + [.$B$11]/[.$B$9]*100" office:value-type="float" office:value="25.35" calcext:value-type="float">
            <text:p>25.35</text:p>
          </table:table-cell>
          <table:table-cell table:formula="of:=100*[.G28]/[.$B$9] - [.G$22] + [.G14]/10 + [.$B$11]/[.$B$9]*100" office:value-type="float" office:value="20.5" calcext:value-type="float">
            <text:p>20.5</text:p>
          </table:table-cell>
          <table:table-cell table:formula="of:=100*[.H28]/[.$B$9] - [.H$22] + [.H14]/10 + [.$B$11]/[.$B$9]*100" office:value-type="float" office:value="14.4" calcext:value-type="float">
            <text:p>14.4</text:p>
          </table:table-cell>
          <table:table-cell table:formula="of:=100*[.I28]/[.$B$9] - [.I$22] + [.I14]/10 + [.$B$11]/[.$B$9]*100" office:value-type="float" office:value="7.8" calcext:value-type="float">
            <text:p>7.8</text:p>
          </table:table-cell>
          <table:table-cell table:formula="of:=100*[.J28]/[.$B$9] - [.J$22] + [.J14]/10 + [.$B$11]/[.$B$9]*100" office:value-type="float" office:value="15.8" calcext:value-type="float">
            <text:p>15.8</text:p>
          </table:table-cell>
          <table:table-cell table:formula="of:=100*[.K28]/[.$B$9] - [.K$22] + [.K14]/10 + [.$B$11]/[.$B$9]*100" office:value-type="float" office:value="21.65" calcext:value-type="float">
            <text:p>21.65</text:p>
          </table:table-cell>
          <table:table-cell table:formula="of:=100*[.L28]/[.$B$9] - [.L$22] + [.L14]/10 + [.$B$11]/[.$B$9]*100" office:value-type="float" office:value="27.35" calcext:value-type="float">
            <text:p>27.35</text:p>
          </table:table-cell>
          <table:table-cell table:formula="of:=100*[.M28]/[.$B$9] - [.M$22] + [.M14]/10 + [.$B$11]/[.$B$9]*100" office:value-type="float" office:value="30.8" calcext:value-type="float">
            <text:p>30.8</text:p>
          </table:table-cell>
          <table:table-cell table:formula="of:=100*[.N28]/[.$B$9] - [.N$22] + [.N14]/10 + [.$B$11]/[.$B$9]*100"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formula="of:=100*[.C29]/[.$B$9] - [.C$22] + [.C15]/10 + [.$B$11]/[.$B$9]*100" office:value-type="float" office:value="15.6" calcext:value-type="float">
            <text:p>15.6</text:p>
          </table:table-cell>
          <table:table-cell table:formula="of:=100*[.D29]/[.$B$9] - [.D$22] + [.D15]/10 + [.$B$11]/[.$B$9]*100" office:value-type="float" office:value="16.55" calcext:value-type="float">
            <text:p>16.55</text:p>
          </table:table-cell>
          <table:table-cell table:formula="of:=100*[.E29]/[.$B$9] - [.E$22] + [.E15]/10 + [.$B$11]/[.$B$9]*100" office:value-type="float" office:value="16.55" calcext:value-type="float">
            <text:p>16.55</text:p>
          </table:table-cell>
          <table:table-cell table:formula="of:=100*[.F29]/[.$B$9] - [.F$22] + [.F15]/10 + [.$B$11]/[.$B$9]*100" office:value-type="float" office:value="16.1" calcext:value-type="float">
            <text:p>16.1</text:p>
          </table:table-cell>
          <table:table-cell table:formula="of:=100*[.G29]/[.$B$9] - [.G$22] + [.G15]/10 + [.$B$11]/[.$B$9]*100" office:value-type="float" office:value="12.175" calcext:value-type="float">
            <text:p>12.175</text:p>
          </table:table-cell>
          <table:table-cell table:formula="of:=100*[.H29]/[.$B$9] - [.H$22] + [.H15]/10 + [.$B$11]/[.$B$9]*100" office:value-type="float" office:value="5.4" calcext:value-type="float">
            <text:p>5.4</text:p>
          </table:table-cell>
          <table:table-cell table:formula="of:=100*[.I29]/[.$B$9] - [.I$22] + [.I15]/10 + [.$B$11]/[.$B$9]*100" office:value-type="float" office:value="2.4" calcext:value-type="float">
            <text:p>2.4</text:p>
          </table:table-cell>
          <table:table-cell table:formula="of:=100*[.J29]/[.$B$9] - [.J$22] + [.J15]/10 + [.$B$11]/[.$B$9]*100" office:value-type="float" office:value="10.4" calcext:value-type="float">
            <text:p>10.4</text:p>
          </table:table-cell>
          <table:table-cell table:formula="of:=100*[.K29]/[.$B$9] - [.K$22] + [.K15]/10 + [.$B$11]/[.$B$9]*100" office:value-type="float" office:value="13.325" calcext:value-type="float">
            <text:p>13.325</text:p>
          </table:table-cell>
          <table:table-cell table:formula="of:=100*[.L29]/[.$B$9] - [.L$22] + [.L15]/10 + [.$B$11]/[.$B$9]*100" office:value-type="float" office:value="18.1" calcext:value-type="float">
            <text:p>18.1</text:p>
          </table:table-cell>
          <table:table-cell table:formula="of:=100*[.M29]/[.$B$9] - [.M$22] + [.M15]/10 + [.$B$11]/[.$B$9]*100" office:value-type="float" office:value="19.4" calcext:value-type="float">
            <text:p>19.4</text:p>
          </table:table-cell>
          <table:table-cell table:formula="of:=100*[.N29]/[.$B$9] - [.N$22] + [.N15]/10 + [.$B$11]/[.$B$9]*100" office:value-type="float" office:value="18.45" calcext:value-type="float">
            <text:p>18.4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exceptionel</text:p>
          </table:table-cell>
          <table:table-cell table:formula="of:=100*[.C30]/[.$B$9] - [.C$22] + [.C16]/10 + [.$B$11]/[.$B$9]*100" office:value-type="float" office:value="13.7" calcext:value-type="float">
            <text:p>13.7</text:p>
          </table:table-cell>
          <table:table-cell table:formula="of:=100*[.D30]/[.$B$9] - [.D$22] + [.D16]/10 + [.$B$11]/[.$B$9]*100" office:value-type="float" office:value="13.7" calcext:value-type="float">
            <text:p>13.7</text:p>
          </table:table-cell>
          <table:table-cell table:formula="of:=100*[.E30]/[.$B$9] - [.E$22] + [.E16]/10 + [.$B$11]/[.$B$9]*100" office:value-type="float" office:value="13.7" calcext:value-type="float">
            <text:p>13.7</text:p>
          </table:table-cell>
          <table:table-cell table:formula="of:=100*[.F30]/[.$B$9] - [.F$22] + [.F16]/10 + [.$B$11]/[.$B$9]*100" office:value-type="float" office:value="60.5" calcext:value-type="float">
            <text:p>60.5</text:p>
          </table:table-cell>
          <table:table-cell table:formula="of:=100*[.G30]/[.$B$9] - [.G$22] + [.G16]/10 + [.$B$11]/[.$B$9]*100" office:value-type="float" office:value="57.5" calcext:value-type="float">
            <text:p>57.5</text:p>
          </table:table-cell>
          <table:table-cell table:formula="of:=100*[.H30]/[.$B$9] - [.H$22] + [.H16]/10 + [.$B$11]/[.$B$9]*100" office:value-type="float" office:value="3.6" calcext:value-type="float">
            <text:p>3.6</text:p>
          </table:table-cell>
          <table:table-cell table:formula="of:=100*[.I30]/[.$B$9] - [.I$22] + [.I16]/10 + [.$B$11]/[.$B$9]*100" office:value-type="float" office:value="0.6" calcext:value-type="float">
            <text:p>0.6</text:p>
          </table:table-cell>
          <table:table-cell table:formula="of:=100*[.J30]/[.$B$9] - [.J$22] + [.J16]/10 + [.$B$11]/[.$B$9]*100" office:value-type="float" office:value="8.6" calcext:value-type="float">
            <text:p>8.6</text:p>
          </table:table-cell>
          <table:table-cell table:formula="of:=100*[.K30]/[.$B$9] - [.K$22] + [.K16]/10 + [.$B$11]/[.$B$9]*100" office:value-type="float" office:value="14.25" calcext:value-type="float">
            <text:p>14.25</text:p>
          </table:table-cell>
          <table:table-cell table:formula="of:=100*[.L30]/[.$B$9] - [.L$22] + [.L16]/10 + [.$B$11]/[.$B$9]*100" office:value-type="float" office:value="12.55" calcext:value-type="float">
            <text:p>12.55</text:p>
          </table:table-cell>
          <table:table-cell table:formula="of:=100*[.M30]/[.$B$9] - [.M$22] + [.M16]/10 + [.$B$11]/[.$B$9]*100" office:value-type="float" office:value="13.7" calcext:value-type="float">
            <text:p>13.7</text:p>
          </table:table-cell>
          <table:table-cell table:formula="of:=100*[.N30]/[.$B$9] - [.N$22] + [.N16]/10 + [.$B$11]/[.$B$9]*100" office:value-type="float" office:value="13.7" calcext:value-type="float">
            <text:p>13.7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oyenne</text:p>
          </table:table-cell>
          <table:table-cell table:formula="of:=100*[.C31]/[.$B$9] - [.C$22] + [.C17]/10 + [.$B$11]/[.$B$9]*100" office:value-type="float" office:value="19.21" calcext:value-type="float">
            <text:p>19.21</text:p>
          </table:table-cell>
          <table:table-cell table:formula="of:=100*[.D31]/[.$B$9] - [.D$22] + [.D17]/10 + [.$B$11]/[.$B$9]*100" office:value-type="float" office:value="22.25" calcext:value-type="float">
            <text:p>22.25</text:p>
          </table:table-cell>
          <table:table-cell table:formula="of:=100*[.E31]/[.$B$9] - [.E$22] + [.E17]/10 + [.$B$11]/[.$B$9]*100" office:value-type="float" office:value="21.775" calcext:value-type="float">
            <text:p>21.775</text:p>
          </table:table-cell>
          <table:table-cell table:formula="of:=100*[.F31]/[.$B$9] - [.F$22] + [.F17]/10 + [.$B$11]/[.$B$9]*100" office:value-type="float" office:value="21.9275" calcext:value-type="float">
            <text:p>21.9275</text:p>
          </table:table-cell>
          <table:table-cell table:formula="of:=100*[.G31]/[.$B$9] - [.G$22] + [.G17]/10 + [.$B$11]/[.$B$9]*100" office:value-type="float" office:value="16.8925" calcext:value-type="float">
            <text:p>16.8925</text:p>
          </table:table-cell>
          <table:table-cell table:formula="of:=100*[.H31]/[.$B$9] - [.H$22] + [.H17]/10 + [.$B$11]/[.$B$9]*100" office:value-type="float" office:value="11.43" calcext:value-type="float">
            <text:p>11.43</text:p>
          </table:table-cell>
          <table:table-cell table:formula="of:=100*[.I31]/[.$B$9] - [.I$22] + [.I17]/10 + [.$B$11]/[.$B$9]*100" office:value-type="float" office:value="6.09" calcext:value-type="float">
            <text:p>6.09</text:p>
          </table:table-cell>
          <table:table-cell table:formula="of:=100*[.J31]/[.$B$9] - [.J$22] + [.J17]/10 + [.$B$11]/[.$B$9]*100" office:value-type="float" office:value="14.27" calcext:value-type="float">
            <text:p>14.27</text:p>
          </table:table-cell>
          <table:table-cell table:formula="of:=100*[.K31]/[.$B$9] - [.K$22] + [.K17]/10 + [.$B$11]/[.$B$9]*100" office:value-type="float" office:value="18.69" calcext:value-type="float">
            <text:p>18.69</text:p>
          </table:table-cell>
          <table:table-cell table:formula="of:=100*[.L31]/[.$B$9] - [.L$22] + [.L17]/10 + [.$B$11]/[.$B$9]*100" office:value-type="float" office:value="24.02" calcext:value-type="float">
            <text:p>24.02</text:p>
          </table:table-cell>
          <table:table-cell table:formula="of:=100*[.M31]/[.$B$9] - [.M$22] + [.M17]/10 + [.$B$11]/[.$B$9]*100" office:value-type="float" office:value="28.235" calcext:value-type="float">
            <text:p>28.235</text:p>
          </table:table-cell>
          <table:table-cell table:formula="of:=100*[.N31]/[.$B$9] - [.N$22] + [.N17]/10 + [.$B$11]/[.$B$9]*100" office:value-type="float" office:value="23.485" calcext:value-type="float">
            <text:p>23.48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rofondeur eau (cm)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ax</text:p>
          </table:table-cell>
          <table:table-cell table:formula="of:=MIN([.$B$8];[.$B$10]+[.C35])" office:value-type="float" office:value="100" calcext:value-type="float">
            <text:p>100</text:p>
          </table:table-cell>
          <table:table-cell table:formula="of:=MIN([.$B$8];[.C41]+[.D35])" office:value-type="float" office:value="100" calcext:value-type="float">
            <text:p>100</text:p>
          </table:table-cell>
          <table:table-cell table:formula="of:=MIN([.$B$8];[.D41]+[.E35])" office:value-type="float" office:value="100" calcext:value-type="float">
            <text:p>100</text:p>
          </table:table-cell>
          <table:table-cell table:formula="of:=MIN([.$B$8];[.E41]+[.F35])" office:value-type="float" office:value="100" calcext:value-type="float">
            <text:p>100</text:p>
          </table:table-cell>
          <table:table-cell table:formula="of:=MIN([.$B$8];[.F41]+[.G35])" office:value-type="float" office:value="100" calcext:value-type="float">
            <text:p>100</text:p>
          </table:table-cell>
          <table:table-cell table:formula="of:=MIN([.$B$8];[.G41]+[.H35])" office:value-type="float" office:value="100" calcext:value-type="float">
            <text:p>100</text:p>
          </table:table-cell>
          <table:table-cell table:formula="of:=MIN([.$B$8];[.H41]+[.I35])" office:value-type="float" office:value="100" calcext:value-type="float">
            <text:p>100</text:p>
          </table:table-cell>
          <table:table-cell table:formula="of:=MIN([.$B$8];[.I41]+[.J35])" office:value-type="float" office:value="100" calcext:value-type="float">
            <text:p>100</text:p>
          </table:table-cell>
          <table:table-cell table:formula="of:=MIN([.$B$8];[.J41]+[.K35])" office:value-type="float" office:value="100" calcext:value-type="float">
            <text:p>100</text:p>
          </table:table-cell>
          <table:table-cell table:formula="of:=MIN([.$B$8];[.K41]+[.L35])" office:value-type="float" office:value="100" calcext:value-type="float">
            <text:p>100</text:p>
          </table:table-cell>
          <table:table-cell table:formula="of:=MIN([.$B$8];[.L41]+[.M35])" office:value-type="float" office:value="100" calcext:value-type="float">
            <text:p>100</text:p>
          </table:table-cell>
          <table:table-cell table:formula="of:=MIN([.$B$8];[.M41]+[.N35])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formula="of:=MIN([.$B$8];[.$B$10]+[.C36])" office:value-type="float" office:value="100" calcext:value-type="float">
            <text:p>100</text:p>
          </table:table-cell>
          <table:table-cell table:formula="of:=MIN([.$B$8];[.C42]+[.D36])" office:value-type="float" office:value="100" calcext:value-type="float">
            <text:p>100</text:p>
          </table:table-cell>
          <table:table-cell table:formula="of:=MIN([.$B$8];[.D42]+[.E36])" office:value-type="float" office:value="100" calcext:value-type="float">
            <text:p>100</text:p>
          </table:table-cell>
          <table:table-cell table:formula="of:=MIN([.$B$8];[.E42]+[.F36])" office:value-type="float" office:value="100" calcext:value-type="float">
            <text:p>100</text:p>
          </table:table-cell>
          <table:table-cell table:formula="of:=MIN([.$B$8];[.F42]+[.G36])" office:value-type="float" office:value="100" calcext:value-type="float">
            <text:p>100</text:p>
          </table:table-cell>
          <table:table-cell table:formula="of:=MIN([.$B$8];[.G42]+[.H36])" office:value-type="float" office:value="100" calcext:value-type="float">
            <text:p>100</text:p>
          </table:table-cell>
          <table:table-cell table:formula="of:=MIN([.$B$8];[.H42]+[.I36])" office:value-type="float" office:value="100" calcext:value-type="float">
            <text:p>100</text:p>
          </table:table-cell>
          <table:table-cell table:formula="of:=MIN([.$B$8];[.I42]+[.J36])" office:value-type="float" office:value="100" calcext:value-type="float">
            <text:p>100</text:p>
          </table:table-cell>
          <table:table-cell table:formula="of:=MIN([.$B$8];[.J42]+[.K36])" office:value-type="float" office:value="100" calcext:value-type="float">
            <text:p>100</text:p>
          </table:table-cell>
          <table:table-cell table:formula="of:=MIN([.$B$8];[.K42]+[.L36])" office:value-type="float" office:value="100" calcext:value-type="float">
            <text:p>100</text:p>
          </table:table-cell>
          <table:table-cell table:formula="of:=MIN([.$B$8];[.L42]+[.M36])" office:value-type="float" office:value="100" calcext:value-type="float">
            <text:p>100</text:p>
          </table:table-cell>
          <table:table-cell table:formula="of:=MIN([.$B$8];[.M42]+[.N36])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exceptionel</text:p>
          </table:table-cell>
          <table:table-cell table:formula="of:=MIN([.$B$8];[.$B$10]+[.C37])" office:value-type="float" office:value="100" calcext:value-type="float">
            <text:p>100</text:p>
          </table:table-cell>
          <table:table-cell table:formula="of:=MIN([.$B$8];[.C43]+[.D37])" office:value-type="float" office:value="100" calcext:value-type="float">
            <text:p>100</text:p>
          </table:table-cell>
          <table:table-cell table:formula="of:=MIN([.$B$8];[.D43]+[.E37])" office:value-type="float" office:value="100" calcext:value-type="float">
            <text:p>100</text:p>
          </table:table-cell>
          <table:table-cell table:formula="of:=MIN([.$B$8];[.E43]+[.F37])" office:value-type="float" office:value="100" calcext:value-type="float">
            <text:p>100</text:p>
          </table:table-cell>
          <table:table-cell table:formula="of:=MIN([.$B$8];[.F43]+[.G37])" office:value-type="float" office:value="100" calcext:value-type="float">
            <text:p>100</text:p>
          </table:table-cell>
          <table:table-cell table:formula="of:=MIN([.$B$8];[.G43]+[.H37])" office:value-type="float" office:value="100" calcext:value-type="float">
            <text:p>100</text:p>
          </table:table-cell>
          <table:table-cell table:formula="of:=MIN([.$B$8];[.H43]+[.I37])" office:value-type="float" office:value="100" calcext:value-type="float">
            <text:p>100</text:p>
          </table:table-cell>
          <table:table-cell table:formula="of:=MIN([.$B$8];[.I43]+[.J37])" office:value-type="float" office:value="100" calcext:value-type="float">
            <text:p>100</text:p>
          </table:table-cell>
          <table:table-cell table:formula="of:=MIN([.$B$8];[.J43]+[.K37])" office:value-type="float" office:value="100" calcext:value-type="float">
            <text:p>100</text:p>
          </table:table-cell>
          <table:table-cell table:formula="of:=MIN([.$B$8];[.K43]+[.L37])" office:value-type="float" office:value="100" calcext:value-type="float">
            <text:p>100</text:p>
          </table:table-cell>
          <table:table-cell table:formula="of:=MIN([.$B$8];[.L43]+[.M37])" office:value-type="float" office:value="100" calcext:value-type="float">
            <text:p>100</text:p>
          </table:table-cell>
          <table:table-cell table:formula="of:=MIN([.$B$8];[.M43]+[.N37])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oyenne</text:p>
          </table:table-cell>
          <table:table-cell table:formula="of:=MIN([.$B$8];[.$B$10]+[.C38])" office:value-type="float" office:value="100" calcext:value-type="float">
            <text:p>100</text:p>
          </table:table-cell>
          <table:table-cell table:formula="of:=MIN([.$B$8];[.C44]+[.D38])" office:value-type="float" office:value="100" calcext:value-type="float">
            <text:p>100</text:p>
          </table:table-cell>
          <table:table-cell table:formula="of:=MIN([.$B$8];[.D44]+[.E38])" office:value-type="float" office:value="100" calcext:value-type="float">
            <text:p>100</text:p>
          </table:table-cell>
          <table:table-cell table:formula="of:=MIN([.$B$8];[.E44]+[.F38])" office:value-type="float" office:value="100" calcext:value-type="float">
            <text:p>100</text:p>
          </table:table-cell>
          <table:table-cell table:formula="of:=MIN([.$B$8];[.F44]+[.G38])" office:value-type="float" office:value="100" calcext:value-type="float">
            <text:p>100</text:p>
          </table:table-cell>
          <table:table-cell table:formula="of:=MIN([.$B$8];[.G44]+[.H38])" office:value-type="float" office:value="100" calcext:value-type="float">
            <text:p>100</text:p>
          </table:table-cell>
          <table:table-cell table:formula="of:=MIN([.$B$8];[.H44]+[.I38])" office:value-type="float" office:value="100" calcext:value-type="float">
            <text:p>100</text:p>
          </table:table-cell>
          <table:table-cell table:formula="of:=MIN([.$B$8];[.I44]+[.J38])" office:value-type="float" office:value="100" calcext:value-type="float">
            <text:p>100</text:p>
          </table:table-cell>
          <table:table-cell table:formula="of:=MIN([.$B$8];[.J44]+[.K38])" office:value-type="float" office:value="100" calcext:value-type="float">
            <text:p>100</text:p>
          </table:table-cell>
          <table:table-cell table:formula="of:=MIN([.$B$8];[.K44]+[.L38])" office:value-type="float" office:value="100" calcext:value-type="float">
            <text:p>100</text:p>
          </table:table-cell>
          <table:table-cell table:formula="of:=MIN([.$B$8];[.L44]+[.M38])" office:value-type="float" office:value="100" calcext:value-type="float">
            <text:p>100</text:p>
          </table:table-cell>
          <table:table-cell table:formula="of:=MIN([.$B$8];[.M44]+[.N38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urplus eau (m^3)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ax</text:p>
          </table:table-cell>
          <table:table-cell table:formula="of:=MAX(0;[.C35]+[.$B$10]-[.$B$8])/100 * [.$B$9]" office:value-type="float" office:value="39.4" calcext:value-type="float">
            <text:p>39.4</text:p>
          </table:table-cell>
          <table:table-cell table:formula="of:=MAX(0;[.C41]+[.D35]-[.$B$8])/100 * [.$B$9]" office:value-type="float" office:value="50.2" calcext:value-type="float">
            <text:p>50.2</text:p>
          </table:table-cell>
          <table:table-cell table:formula="of:=MAX(0;[.D41]+[.E35]-[.$B$8])/100 * [.$B$9]" office:value-type="float" office:value="50.2" calcext:value-type="float">
            <text:p>50.2</text:p>
          </table:table-cell>
          <table:table-cell table:formula="of:=MAX(0;[.E41]+[.F35]-[.$B$8])/100 * [.$B$9]" office:value-type="float" office:value="50.7" calcext:value-type="float">
            <text:p>50.7</text:p>
          </table:table-cell>
          <table:table-cell table:formula="of:=MAX(0;[.F41]+[.G35]-[.$B$8])/100 * [.$B$9]" office:value-type="float" office:value="41" calcext:value-type="float">
            <text:p>41</text:p>
          </table:table-cell>
          <table:table-cell table:formula="of:=MAX(0;[.G41]+[.H35]-[.$B$8])/100 * [.$B$9]" office:value-type="float" office:value="28.8" calcext:value-type="float">
            <text:p>28.8</text:p>
          </table:table-cell>
          <table:table-cell table:formula="of:=MAX(0;[.H41]+[.I35]-[.$B$8])/100 * [.$B$9]" office:value-type="float" office:value="15.6" calcext:value-type="float">
            <text:p>15.6</text:p>
          </table:table-cell>
          <table:table-cell table:formula="of:=MAX(0;[.I41]+[.J35]-[.$B$8])/100 * [.$B$9]" office:value-type="float" office:value="31.6" calcext:value-type="float">
            <text:p>31.6</text:p>
          </table:table-cell>
          <table:table-cell table:formula="of:=MAX(0;[.J41]+[.K35]-[.$B$8])/100 * [.$B$9]" office:value-type="float" office:value="43.3" calcext:value-type="float">
            <text:p>43.3</text:p>
          </table:table-cell>
          <table:table-cell table:formula="of:=MAX(0;[.K41]+[.L35]-[.$B$8])/100 * [.$B$9]" office:value-type="float" office:value="54.7" calcext:value-type="float">
            <text:p>54.7</text:p>
          </table:table-cell>
          <table:table-cell table:formula="of:=MAX(0;[.L41]+[.M35]-[.$B$8])/100 * [.$B$9]" office:value-type="float" office:value="61.6" calcext:value-type="float">
            <text:p>61.6</text:p>
          </table:table-cell>
          <table:table-cell table:formula="of:=MAX(0;[.M41]+[.N35]-[.$B$8])/100 * [.$B$9]"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formula="of:=MAX(0;[.C36]+[.$B$10]-[.$B$8])/100 * [.$B$9]" office:value-type="float" office:value="28" calcext:value-type="float">
            <text:p>28</text:p>
          </table:table-cell>
          <table:table-cell table:formula="of:=MAX(0;[.C42]+[.D36]-[.$B$8])/100 * [.$B$9]" office:value-type="float" office:value="33.1" calcext:value-type="float">
            <text:p>33.1</text:p>
          </table:table-cell>
          <table:table-cell table:formula="of:=MAX(0;[.D42]+[.E36]-[.$B$8])/100 * [.$B$9]" office:value-type="float" office:value="33.1" calcext:value-type="float">
            <text:p>33.1</text:p>
          </table:table-cell>
          <table:table-cell table:formula="of:=MAX(0;[.E42]+[.F36]-[.$B$8])/100 * [.$B$9]" office:value-type="float" office:value="32.2" calcext:value-type="float">
            <text:p>32.2</text:p>
          </table:table-cell>
          <table:table-cell table:formula="of:=MAX(0;[.F42]+[.G36]-[.$B$8])/100 * [.$B$9]" office:value-type="float" office:value="24.35" calcext:value-type="float">
            <text:p>24.35</text:p>
          </table:table-cell>
          <table:table-cell table:formula="of:=MAX(0;[.G42]+[.H36]-[.$B$8])/100 * [.$B$9]" office:value-type="float" office:value="10.8" calcext:value-type="float">
            <text:p>10.8</text:p>
          </table:table-cell>
          <table:table-cell table:formula="of:=MAX(0;[.H42]+[.I36]-[.$B$8])/100 * [.$B$9]" office:value-type="float" office:value="4.80000000000001" calcext:value-type="float">
            <text:p>4.80000000000001</text:p>
          </table:table-cell>
          <table:table-cell table:formula="of:=MAX(0;[.I42]+[.J36]-[.$B$8])/100 * [.$B$9]" office:value-type="float" office:value="20.8" calcext:value-type="float">
            <text:p>20.8</text:p>
          </table:table-cell>
          <table:table-cell table:formula="of:=MAX(0;[.J42]+[.K36]-[.$B$8])/100 * [.$B$9]" office:value-type="float" office:value="26.65" calcext:value-type="float">
            <text:p>26.65</text:p>
          </table:table-cell>
          <table:table-cell table:formula="of:=MAX(0;[.K42]+[.L36]-[.$B$8])/100 * [.$B$9]" office:value-type="float" office:value="36.2" calcext:value-type="float">
            <text:p>36.2</text:p>
          </table:table-cell>
          <table:table-cell table:formula="of:=MAX(0;[.L42]+[.M36]-[.$B$8])/100 * [.$B$9]" office:value-type="float" office:value="38.8" calcext:value-type="float">
            <text:p>38.8</text:p>
          </table:table-cell>
          <table:table-cell table:formula="of:=MAX(0;[.M42]+[.N36]-[.$B$8])/100 * [.$B$9]" office:value-type="float" office:value="36.9" calcext:value-type="float">
            <text:p>36.9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exceptionel</text:p>
          </table:table-cell>
          <table:table-cell table:formula="of:=MAX(0;[.C37]+[.$B$10]-[.$B$8])/100 * [.$B$9]" office:value-type="float" office:value="24.2" calcext:value-type="float">
            <text:p>24.2</text:p>
          </table:table-cell>
          <table:table-cell table:formula="of:=MAX(0;[.C43]+[.D37]-[.$B$8])/100 * [.$B$9]" office:value-type="float" office:value="27.4" calcext:value-type="float">
            <text:p>27.4</text:p>
          </table:table-cell>
          <table:table-cell table:formula="of:=MAX(0;[.D43]+[.E37]-[.$B$8])/100 * [.$B$9]" office:value-type="float" office:value="27.4" calcext:value-type="float">
            <text:p>27.4</text:p>
          </table:table-cell>
          <table:table-cell table:formula="of:=MAX(0;[.E43]+[.F37]-[.$B$8])/100 * [.$B$9]" office:value-type="float" office:value="121" calcext:value-type="float">
            <text:p>121</text:p>
          </table:table-cell>
          <table:table-cell table:formula="of:=MAX(0;[.F43]+[.G37]-[.$B$8])/100 * [.$B$9]" office:value-type="float" office:value="115" calcext:value-type="float">
            <text:p>115</text:p>
          </table:table-cell>
          <table:table-cell table:formula="of:=MAX(0;[.G43]+[.H37]-[.$B$8])/100 * [.$B$9]" office:value-type="float" office:value="7.19999999999999" calcext:value-type="float">
            <text:p>7.19999999999999</text:p>
          </table:table-cell>
          <table:table-cell table:formula="of:=MAX(0;[.H43]+[.I37]-[.$B$8])/100 * [.$B$9]" office:value-type="float" office:value="1.19999999999999" calcext:value-type="float">
            <text:p>1.19999999999999</text:p>
          </table:table-cell>
          <table:table-cell table:formula="of:=MAX(0;[.I43]+[.J37]-[.$B$8])/100 * [.$B$9]" office:value-type="float" office:value="17.2" calcext:value-type="float">
            <text:p>17.2</text:p>
          </table:table-cell>
          <table:table-cell table:formula="of:=MAX(0;[.J43]+[.K37]-[.$B$8])/100 * [.$B$9]" office:value-type="float" office:value="28.5" calcext:value-type="float">
            <text:p>28.5</text:p>
          </table:table-cell>
          <table:table-cell table:formula="of:=MAX(0;[.K43]+[.L37]-[.$B$8])/100 * [.$B$9]" office:value-type="float" office:value="25.1" calcext:value-type="float">
            <text:p>25.1</text:p>
          </table:table-cell>
          <table:table-cell table:formula="of:=MAX(0;[.L43]+[.M37]-[.$B$8])/100 * [.$B$9]" office:value-type="float" office:value="27.4" calcext:value-type="float">
            <text:p>27.4</text:p>
          </table:table-cell>
          <table:table-cell table:formula="of:=MAX(0;[.M43]+[.N37]-[.$B$8])/100 * [.$B$9]" office:value-type="float" office:value="27.4" calcext:value-type="float">
            <text:p>27.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oyenne</text:p>
          </table:table-cell>
          <table:table-cell table:formula="of:=MAX(0;[.C38]+[.$B$10]-[.$B$8])/100 * [.$B$9]" office:value-type="float" office:value="35.22" calcext:value-type="float">
            <text:p>35.22</text:p>
          </table:table-cell>
          <table:table-cell table:formula="of:=MAX(0;[.C44]+[.D38]-[.$B$8])/100 * [.$B$9]" office:value-type="float" office:value="44.5" calcext:value-type="float">
            <text:p>44.5</text:p>
          </table:table-cell>
          <table:table-cell table:formula="of:=MAX(0;[.D44]+[.E38]-[.$B$8])/100 * [.$B$9]" office:value-type="float" office:value="43.55" calcext:value-type="float">
            <text:p>43.55</text:p>
          </table:table-cell>
          <table:table-cell table:formula="of:=MAX(0;[.E44]+[.F38]-[.$B$8])/100 * [.$B$9]" office:value-type="float" office:value="43.855" calcext:value-type="float">
            <text:p>43.855</text:p>
          </table:table-cell>
          <table:table-cell table:formula="of:=MAX(0;[.F44]+[.G38]-[.$B$8])/100 * [.$B$9]" office:value-type="float" office:value="33.785" calcext:value-type="float">
            <text:p>33.785</text:p>
          </table:table-cell>
          <table:table-cell table:formula="of:=MAX(0;[.G44]+[.H38]-[.$B$8])/100 * [.$B$9]" office:value-type="float" office:value="22.86" calcext:value-type="float">
            <text:p>22.86</text:p>
          </table:table-cell>
          <table:table-cell table:formula="of:=MAX(0;[.H44]+[.I38]-[.$B$8])/100 * [.$B$9]" office:value-type="float" office:value="12.18" calcext:value-type="float">
            <text:p>12.18</text:p>
          </table:table-cell>
          <table:table-cell table:formula="of:=MAX(0;[.I44]+[.J38]-[.$B$8])/100 * [.$B$9]" office:value-type="float" office:value="28.54" calcext:value-type="float">
            <text:p>28.54</text:p>
          </table:table-cell>
          <table:table-cell table:formula="of:=MAX(0;[.J44]+[.K38]-[.$B$8])/100 * [.$B$9]" office:value-type="float" office:value="37.38" calcext:value-type="float">
            <text:p>37.38</text:p>
          </table:table-cell>
          <table:table-cell table:formula="of:=MAX(0;[.K44]+[.L38]-[.$B$8])/100 * [.$B$9]" office:value-type="float" office:value="48.04" calcext:value-type="float">
            <text:p>48.04</text:p>
          </table:table-cell>
          <table:table-cell table:formula="of:=MAX(0;[.L44]+[.M38]-[.$B$8])/100 * [.$B$9]" office:value-type="float" office:value="56.47" calcext:value-type="float">
            <text:p>56.47</text:p>
          </table:table-cell>
          <table:table-cell table:formula="of:=MAX(0;[.M44]+[.N38]-[.$B$8])/100 * [.$B$9]" office:value-type="float" office:value="46.97" calcext:value-type="float">
            <text:p>46.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4:47:19.507622691</meta:creation-date>
    <dc:date>2024-04-01T17:25:45.906031852</dc:date>
    <meta:editing-duration>PT14M35S</meta:editing-duration>
    <meta:editing-cycles>3</meta:editing-cycles>
    <meta:generator>LibreOffice/24.2.1.2$Linux_X86_64 LibreOffice_project/420$Build-2</meta:generator>
    <meta:document-statistic meta:table-count="1" meta:cell-count="319" meta:object-count="4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line" chart:style-name="ch1">
        <chart:title svg:x="6.516cm" svg:y="0.316cm" chart:style-name="ch2">
          <text:p>Pluviometrie</text:p>
        </chart:title>
        <chart:legend chart:legend-position="end" svg:x="12.677cm" svg:y="3.456cm" style:legend-expansion="high" chart:style-name="ch3"/>
        <chart:plot-area chart:style-name="ch4" table:cell-range-address="Sheet1.B14:Sheet1.N17" chart:data-source-has-labels="column" svg:x="1.331cm" svg:y="1.301cm" svg:width="11.026cm" svg:height="6.543cm">
          <chart:coordinate-region svg:x="2.217cm" svg:y="1.5cm" svg:width="9.927cm" svg:height="5.697cm"/>
          <chart:axis chart:dimension="x" chart:name="primary-x" chart:style-name="ch5">
            <chart:title svg:x="6.43cm" svg:y="8.024cm" chart:style-name="ch6">
              <text:p>Mois</text:p>
            </chart:title>
          </chart:axis>
          <chart:axis chart:dimension="y" chart:name="primary-y" chart:style-name="ch5">
            <chart:title svg:x="0.451cm" svg:y="5.053cm" chart:style-name="ch7">
              <text:p>(mm)</text:p>
            </chart:title>
            <chart:grid chart:style-name="ch8" chart:class="major"/>
          </chart:axis>
          <chart:series chart:style-name="ch9" chart:values-cell-range-address="Sheet1.C14:Sheet1.N14" chart:label-cell-address="Sheet1.B14:Sheet1.B14" chart:class="chart:line">
            <chart:data-point chart:repeated="12"/>
          </chart:series>
          <chart:series chart:style-name="ch10" chart:values-cell-range-address="Sheet1.C15:Sheet1.N15" chart:label-cell-address="Sheet1.B15:Sheet1.B15" chart:class="chart:line">
            <chart:data-point chart:repeated="12"/>
          </chart:series>
          <chart:series chart:style-name="ch11" chart:values-cell-range-address="Sheet1.C16:Sheet1.N16" chart:label-cell-address="Sheet1.B16:Sheet1.B16" chart:class="chart:line">
            <chart:data-point chart:repeated="12"/>
          </chart:series>
          <chart:series chart:style-name="ch12" chart:values-cell-range-address="Sheet1.C17:Sheet1.N17" chart:label-cell-address="Sheet1.B17:Sheet1.B17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Sheet1.B14:Sheet1.B14</svg:desc>
                </draw:g>
              </table:table-cell>
              <table:table-cell office:value-type="float" office:value="70">
                <text:p>70</text:p>
                <draw:g>
                  <svg:desc>Sheet1.C14:Sheet1.N14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in</text:p>
                <draw:g>
                  <svg:desc>Sheet1.B15:Sheet1.B15</svg:desc>
                </draw:g>
              </table:table-cell>
              <table:table-cell office:value-type="float" office:value="40">
                <text:p>40</text:p>
                <draw:g>
                  <svg:desc>Sheet1.C15:Sheet1.N15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exceptionel</text:p>
                <draw:g>
                  <svg:desc>Sheet1.B16:Sheet1.B16</svg:desc>
                </draw:g>
              </table:table-cell>
              <table:table-cell office:value-type="float" office:value="30">
                <text:p>30</text:p>
                <draw:g>
                  <svg:desc>Sheet1.C16:Sheet1.N16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moyenne</text:p>
                <draw:g>
                  <svg:desc>Sheet1.B17:Sheet1.B17</svg:desc>
                </draw:g>
              </table:table-cell>
              <table:table-cell office:value-type="float" office:value="59">
                <text:p>59</text:p>
                <draw:g>
                  <svg:desc>Sheet1.C17:Sheet1.N17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72.5">
                <text:p>72.5</text:p>
              </table:table-cell>
              <table:table-cell office:value-type="float" office:value="91.5">
                <text:p>91.5</text:p>
              </table:table-cell>
              <table:table-cell office:value-type="float" office:value="80.5">
                <text:p>80.5</text:p>
              </table:table-cell>
              <table:table-cell office:value-type="float" office:value="63.5">
                <text:p>63.5</text:p>
              </table:table-cell>
              <table:table-cell office:value-type="float" office:value="50.5">
                <text:p>50.5</text:p>
              </table:table-cell>
              <table:table-cell office:value-type="float" office:value="51.5">
                <text:p>51.5</text:p>
              </table:table-cell>
              <table:table-cell office:value-type="float" office:value="74">
                <text:p>74</text:p>
              </table:table-cell>
              <table:table-cell office:value-type="float" office:value="92">
                <text:p>92</text:p>
              </table:table-cell>
              <table:table-cell office:value-type="float" office:value="106.5">
                <text:p>106.5</text:p>
              </table:table-cell>
              <table:table-cell office:value-type="float" office:value="81.5">
                <text:p>8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title svg:x="4.282cm" svg:y="0.316cm" chart:style-name="ch2">
          <text:p>Variation Profondeur Etang (cm)</text:p>
        </chart:title>
        <chart:legend chart:legend-position="end" svg:x="12.678cm" svg:y="3.456cm" style:legend-expansion="high" chart:style-name="ch3"/>
        <chart:plot-area chart:style-name="ch4" table:cell-range-address="Sheet1.B35:Sheet1.N38" chart:data-source-has-labels="column" svg:x="1.331cm" svg:y="1.301cm" svg:width="11.027cm" svg:height="6.543cm">
          <chart:coordinate-region svg:x="2.005cm" svg:y="1.5cm" svg:width="10.14cm" svg:height="5.697cm"/>
          <chart:axis chart:dimension="x" chart:name="primary-x" chart:style-name="ch5">
            <chart:title svg:x="6.43cm" svg:y="8.024cm" chart:style-name="ch6">
              <text:p>Mois</text:p>
            </chart:title>
          </chart:axis>
          <chart:axis chart:dimension="y" chart:name="primary-y" chart:style-name="ch5">
            <chart:title svg:x="0.451cm" svg:y="4.986cm" chart:style-name="ch7">
              <text:p>(cm)</text:p>
            </chart:title>
            <chart:grid chart:style-name="ch8" chart:class="major"/>
          </chart:axis>
          <chart:series chart:style-name="ch9" chart:values-cell-range-address="Sheet1.C35:Sheet1.N35" chart:label-cell-address="Sheet1.B35:Sheet1.B35" chart:class="chart:line">
            <chart:data-point chart:repeated="12"/>
          </chart:series>
          <chart:series chart:style-name="ch10" chart:values-cell-range-address="Sheet1.C36:Sheet1.N36" chart:label-cell-address="Sheet1.B36:Sheet1.B36" chart:class="chart:line">
            <chart:data-point chart:repeated="12"/>
          </chart:series>
          <chart:series chart:style-name="ch11" chart:values-cell-range-address="Sheet1.C37:Sheet1.N37" chart:label-cell-address="Sheet1.B37:Sheet1.B37" chart:class="chart:line">
            <chart:data-point chart:repeated="12"/>
          </chart:series>
          <chart:series chart:style-name="ch12" chart:values-cell-range-address="Sheet1.C38:Sheet1.N38" chart:label-cell-address="Sheet1.B38:Sheet1.B38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Sheet1.B35:Sheet1.B35</svg:desc>
                </draw:g>
              </table:table-cell>
              <table:table-cell office:value-type="float" office:value="21.3">
                <text:p>21.3</text:p>
                <draw:g>
                  <svg:desc>Sheet1.C35:Sheet1.N35</svg:desc>
                </draw:g>
              </table:table-cell>
              <table:table-cell office:value-type="float" office:value="25.1">
                <text:p>25.1</text:p>
              </table:table-cell>
              <table:table-cell office:value-type="float" office:value="25.1">
                <text:p>25.1</text:p>
              </table:table-cell>
              <table:table-cell office:value-type="float" office:value="25.35">
                <text:p>25.35</text:p>
              </table:table-cell>
              <table:table-cell office:value-type="float" office:value="20.5">
                <text:p>20.5</text:p>
              </table:table-cell>
              <table:table-cell office:value-type="float" office:value="14.4">
                <text:p>14.4</text:p>
              </table:table-cell>
              <table:table-cell office:value-type="float" office:value="7.8">
                <text:p>7.8</text:p>
              </table:table-cell>
              <table:table-cell office:value-type="float" office:value="15.8">
                <text:p>15.8</text:p>
              </table:table-cell>
              <table:table-cell office:value-type="float" office:value="21.65">
                <text:p>21.65</text:p>
              </table:table-cell>
              <table:table-cell office:value-type="float" office:value="27.35">
                <text:p>27.35</text:p>
              </table:table-cell>
              <table:table-cell office:value-type="float" office:value="30.8">
                <text:p>30.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in</text:p>
                <draw:g>
                  <svg:desc>Sheet1.B36:Sheet1.B36</svg:desc>
                </draw:g>
              </table:table-cell>
              <table:table-cell office:value-type="float" office:value="15.6">
                <text:p>15.6</text:p>
                <draw:g>
                  <svg:desc>Sheet1.C36:Sheet1.N36</svg:desc>
                </draw:g>
              </table:table-cell>
              <table:table-cell office:value-type="float" office:value="16.55">
                <text:p>16.55</text:p>
              </table:table-cell>
              <table:table-cell office:value-type="float" office:value="16.55">
                <text:p>16.55</text:p>
              </table:table-cell>
              <table:table-cell office:value-type="float" office:value="16.1">
                <text:p>16.1</text:p>
              </table:table-cell>
              <table:table-cell office:value-type="float" office:value="12.175">
                <text:p>12.175</text:p>
              </table:table-cell>
              <table:table-cell office:value-type="float" office:value="5.4">
                <text:p>5.4</text:p>
              </table:table-cell>
              <table:table-cell office:value-type="float" office:value="2.4">
                <text:p>2.4</text:p>
              </table:table-cell>
              <table:table-cell office:value-type="float" office:value="10.4">
                <text:p>10.4</text:p>
              </table:table-cell>
              <table:table-cell office:value-type="float" office:value="13.325">
                <text:p>13.325</text:p>
              </table:table-cell>
              <table:table-cell office:value-type="float" office:value="18.1">
                <text:p>18.1</text:p>
              </table:table-cell>
              <table:table-cell office:value-type="float" office:value="19.4">
                <text:p>19.4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string">
                <text:p>exceptionel</text:p>
                <draw:g>
                  <svg:desc>Sheet1.B37:Sheet1.B37</svg:desc>
                </draw:g>
              </table:table-cell>
              <table:table-cell office:value-type="float" office:value="13.7">
                <text:p>13.7</text:p>
                <draw:g>
                  <svg:desc>Sheet1.C37:Sheet1.N37</svg:desc>
                </draw:g>
              </table:table-cell>
              <table:table-cell office:value-type="float" office:value="13.7">
                <text:p>13.7</text:p>
              </table:table-cell>
              <table:table-cell office:value-type="float" office:value="13.7">
                <text:p>13.7</text:p>
              </table:table-cell>
              <table:table-cell office:value-type="float" office:value="60.5">
                <text:p>60.5</text:p>
              </table:table-cell>
              <table:table-cell office:value-type="float" office:value="57.5">
                <text:p>57.5</text:p>
              </table:table-cell>
              <table:table-cell office:value-type="float" office:value="3.6">
                <text:p>3.6</text:p>
              </table:table-cell>
              <table:table-cell office:value-type="float" office:value="0.6">
                <text:p>0.6</text:p>
              </table:table-cell>
              <table:table-cell office:value-type="float" office:value="8.6">
                <text:p>8.6</text:p>
              </table:table-cell>
              <table:table-cell office:value-type="float" office:value="14.25">
                <text:p>14.25</text:p>
              </table:table-cell>
              <table:table-cell office:value-type="float" office:value="12.55">
                <text:p>12.55</text:p>
              </table:table-cell>
              <table:table-cell office:value-type="float" office:value="13.7">
                <text:p>13.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moyenne</text:p>
                <draw:g>
                  <svg:desc>Sheet1.B38:Sheet1.B38</svg:desc>
                </draw:g>
              </table:table-cell>
              <table:table-cell office:value-type="float" office:value="19.21">
                <text:p>19.21</text:p>
                <draw:g>
                  <svg:desc>Sheet1.C38:Sheet1.N38</svg:desc>
                </draw:g>
              </table:table-cell>
              <table:table-cell office:value-type="float" office:value="22.25">
                <text:p>22.25</text:p>
              </table:table-cell>
              <table:table-cell office:value-type="float" office:value="21.775">
                <text:p>21.775</text:p>
              </table:table-cell>
              <table:table-cell office:value-type="float" office:value="21.9275">
                <text:p>21.9275</text:p>
              </table:table-cell>
              <table:table-cell office:value-type="float" office:value="16.8925">
                <text:p>16.8925</text:p>
              </table:table-cell>
              <table:table-cell office:value-type="float" office:value="11.43">
                <text:p>11.43</text:p>
              </table:table-cell>
              <table:table-cell office:value-type="float" office:value="6.09">
                <text:p>6.09</text:p>
              </table:table-cell>
              <table:table-cell office:value-type="float" office:value="14.27">
                <text:p>14.27</text:p>
              </table:table-cell>
              <table:table-cell office:value-type="float" office:value="18.69">
                <text:p>18.69</text:p>
              </table:table-cell>
              <table:table-cell office:value-type="float" office:value="24.02">
                <text:p>24.02</text:p>
              </table:table-cell>
              <table:table-cell office:value-type="float" office:value="28.235">
                <text:p>28.235</text:p>
              </table:table-cell>
              <table:table-cell office:value-type="float" office:value="23.485">
                <text:p>23.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title svg:x="5.921cm" svg:y="0.316cm" chart:style-name="ch2">
          <text:p>Hauteur des eaux</text:p>
        </chart:title>
        <chart:legend chart:legend-position="end" svg:x="12.677cm" svg:y="3.457cm" style:legend-expansion="high" chart:style-name="ch3"/>
        <chart:plot-area chart:style-name="ch4" table:cell-range-address="Sheet1.B41:Sheet1.N44" chart:data-source-has-labels="column" svg:x="1.331cm" svg:y="1.301cm" svg:width="11.026cm" svg:height="6.544cm">
          <chart:coordinate-region svg:x="2.217cm" svg:y="1.5cm" svg:width="9.927cm" svg:height="5.698cm"/>
          <chart:axis chart:dimension="x" chart:name="primary-x" chart:style-name="ch5">
            <chart:title svg:x="6.43cm" svg:y="8.025cm" chart:style-name="ch6">
              <text:p>Mois</text:p>
            </chart:title>
          </chart:axis>
          <chart:axis chart:dimension="y" chart:name="primary-y" chart:style-name="ch5">
            <chart:title svg:x="0.451cm" svg:y="4.987cm" chart:style-name="ch7">
              <text:p>(cm)</text:p>
            </chart:title>
            <chart:grid chart:style-name="ch8" chart:class="major"/>
          </chart:axis>
          <chart:series chart:style-name="ch9" chart:values-cell-range-address="Sheet1.C41:Sheet1.N41" chart:label-cell-address="Sheet1.B41:Sheet1.B41" chart:class="chart:line">
            <chart:data-point chart:repeated="12"/>
          </chart:series>
          <chart:series chart:style-name="ch10" chart:values-cell-range-address="Sheet1.C42:Sheet1.N42" chart:label-cell-address="Sheet1.B42:Sheet1.B42" chart:class="chart:line">
            <chart:data-point chart:repeated="12"/>
          </chart:series>
          <chart:series chart:style-name="ch11" chart:values-cell-range-address="Sheet1.C43:Sheet1.N43" chart:label-cell-address="Sheet1.B43:Sheet1.B43" chart:class="chart:line">
            <chart:data-point chart:repeated="12"/>
          </chart:series>
          <chart:series chart:style-name="ch12" chart:values-cell-range-address="Sheet1.C44:Sheet1.N44" chart:label-cell-address="Sheet1.B44:Sheet1.B44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Sheet1.B41:Sheet1.B41</svg:desc>
                </draw:g>
              </table:table-cell>
              <table:table-cell office:value-type="float" office:value="100">
                <text:p>100</text:p>
                <draw:g>
                  <svg:desc>Sheet1.C41:Sheet1.N4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in</text:p>
                <draw:g>
                  <svg:desc>Sheet1.B42:Sheet1.B42</svg:desc>
                </draw:g>
              </table:table-cell>
              <table:table-cell office:value-type="float" office:value="100">
                <text:p>100</text:p>
                <draw:g>
                  <svg:desc>Sheet1.C42:Sheet1.N4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exceptionel</text:p>
                <draw:g>
                  <svg:desc>Sheet1.B43:Sheet1.B43</svg:desc>
                </draw:g>
              </table:table-cell>
              <table:table-cell office:value-type="float" office:value="100">
                <text:p>100</text:p>
                <draw:g>
                  <svg:desc>Sheet1.C43:Sheet1.N4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oyenne</text:p>
                <draw:g>
                  <svg:desc>Sheet1.B44:Sheet1.B44</svg:desc>
                </draw:g>
              </table:table-cell>
              <table:table-cell office:value-type="float" office:value="100">
                <text:p>100</text:p>
                <draw:g>
                  <svg:desc>Sheet1.C44:Sheet1.N4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title svg:x="5.419cm" svg:y="0.316cm" chart:style-name="ch2">
          <text:p>Surplus Entang (m^3)</text:p>
        </chart:title>
        <chart:legend chart:legend-position="end" svg:x="12.678cm" svg:y="3.457cm" style:legend-expansion="high" chart:style-name="ch3"/>
        <chart:plot-area chart:style-name="ch4" table:cell-range-address="Sheet1.B47:Sheet1.N50" chart:data-source-has-labels="column" svg:x="1.331cm" svg:y="1.301cm" svg:width="11.027cm" svg:height="6.544cm">
          <chart:coordinate-region svg:x="2.217cm" svg:y="1.5cm" svg:width="9.928cm" svg:height="5.698cm"/>
          <chart:axis chart:dimension="x" chart:name="primary-x" chart:style-name="ch5">
            <chart:title svg:x="6.43cm" svg:y="8.025cm" chart:style-name="ch6">
              <text:p>Mois</text:p>
            </chart:title>
          </chart:axis>
          <chart:axis chart:dimension="y" chart:name="primary-y" chart:style-name="ch5">
            <chart:title svg:x="0.451cm" svg:y="5.12cm" chart:style-name="ch7">
              <text:p>(M^3)</text:p>
            </chart:title>
            <chart:grid chart:style-name="ch8" chart:class="major"/>
          </chart:axis>
          <chart:series chart:style-name="ch9" chart:values-cell-range-address="Sheet1.C47:Sheet1.N47" chart:label-cell-address="Sheet1.B47:Sheet1.B47" chart:class="chart:line">
            <chart:data-point chart:repeated="12"/>
          </chart:series>
          <chart:series chart:style-name="ch10" chart:values-cell-range-address="Sheet1.C48:Sheet1.N48" chart:label-cell-address="Sheet1.B48:Sheet1.B48" chart:class="chart:line">
            <chart:data-point chart:repeated="12"/>
          </chart:series>
          <chart:series chart:style-name="ch11" chart:values-cell-range-address="Sheet1.C49:Sheet1.N49" chart:label-cell-address="Sheet1.B49:Sheet1.B49" chart:class="chart:line">
            <chart:data-point chart:repeated="12"/>
          </chart:series>
          <chart:series chart:style-name="ch12" chart:values-cell-range-address="Sheet1.C50:Sheet1.N50" chart:label-cell-address="Sheet1.B50:Sheet1.B50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Sheet1.B47:Sheet1.B47</svg:desc>
                </draw:g>
              </table:table-cell>
              <table:table-cell office:value-type="float" office:value="39.4">
                <text:p>39.4</text:p>
                <draw:g>
                  <svg:desc>Sheet1.C47:Sheet1.N47</svg:desc>
                </draw:g>
              </table:table-cell>
              <table:table-cell office:value-type="float" office:value="50.2">
                <text:p>50.2</text:p>
              </table:table-cell>
              <table:table-cell office:value-type="float" office:value="50.2">
                <text:p>50.2</text:p>
              </table:table-cell>
              <table:table-cell office:value-type="float" office:value="50.7">
                <text:p>50.7</text:p>
              </table:table-cell>
              <table:table-cell office:value-type="float" office:value="41">
                <text:p>41</text:p>
              </table:table-cell>
              <table:table-cell office:value-type="float" office:value="28.8">
                <text:p>28.8</text:p>
              </table:table-cell>
              <table:table-cell office:value-type="float" office:value="15.6">
                <text:p>15.6</text:p>
              </table:table-cell>
              <table:table-cell office:value-type="float" office:value="31.6">
                <text:p>31.6</text:p>
              </table:table-cell>
              <table:table-cell office:value-type="float" office:value="43.3">
                <text:p>43.3</text:p>
              </table:table-cell>
              <table:table-cell office:value-type="float" office:value="54.7">
                <text:p>54.7</text:p>
              </table:table-cell>
              <table:table-cell office:value-type="float" office:value="61.6">
                <text:p>61.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min</text:p>
                <draw:g>
                  <svg:desc>Sheet1.B48:Sheet1.B48</svg:desc>
                </draw:g>
              </table:table-cell>
              <table:table-cell office:value-type="float" office:value="28">
                <text:p>28</text:p>
                <draw:g>
                  <svg:desc>Sheet1.C48:Sheet1.N48</svg:desc>
                </draw:g>
              </table:table-cell>
              <table:table-cell office:value-type="float" office:value="33.1">
                <text:p>33.1</text:p>
              </table:table-cell>
              <table:table-cell office:value-type="float" office:value="33.1">
                <text:p>33.1</text:p>
              </table:table-cell>
              <table:table-cell office:value-type="float" office:value="32.2">
                <text:p>32.2</text:p>
              </table:table-cell>
              <table:table-cell office:value-type="float" office:value="24.35">
                <text:p>24.35</text:p>
              </table:table-cell>
              <table:table-cell office:value-type="float" office:value="10.8">
                <text:p>10.8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20.8">
                <text:p>20.8</text:p>
              </table:table-cell>
              <table:table-cell office:value-type="float" office:value="26.65">
                <text:p>26.65</text:p>
              </table:table-cell>
              <table:table-cell office:value-type="float" office:value="36.2">
                <text:p>36.2</text:p>
              </table:table-cell>
              <table:table-cell office:value-type="float" office:value="38.8">
                <text:p>38.8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exceptionel</text:p>
                <draw:g>
                  <svg:desc>Sheet1.B49:Sheet1.B49</svg:desc>
                </draw:g>
              </table:table-cell>
              <table:table-cell office:value-type="float" office:value="24.2">
                <text:p>24.2</text:p>
                <draw:g>
                  <svg:desc>Sheet1.C49:Sheet1.N49</svg:desc>
                </draw:g>
              </table:table-cell>
              <table:table-cell office:value-type="float" office:value="27.4">
                <text:p>27.4</text:p>
              </table:table-cell>
              <table:table-cell office:value-type="float" office:value="27.4">
                <text:p>27.4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17.2">
                <text:p>17.2</text:p>
              </table:table-cell>
              <table:table-cell office:value-type="float" office:value="28.5">
                <text:p>28.5</text:p>
              </table:table-cell>
              <table:table-cell office:value-type="float" office:value="25.1">
                <text:p>25.1</text:p>
              </table:table-cell>
              <table:table-cell office:value-type="float" office:value="27.4">
                <text:p>27.4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moyenne</text:p>
                <draw:g>
                  <svg:desc>Sheet1.B50:Sheet1.B50</svg:desc>
                </draw:g>
              </table:table-cell>
              <table:table-cell office:value-type="float" office:value="35.22">
                <text:p>35.22</text:p>
                <draw:g>
                  <svg:desc>Sheet1.C50:Sheet1.N50</svg:desc>
                </draw:g>
              </table:table-cell>
              <table:table-cell office:value-type="float" office:value="44.5">
                <text:p>44.5</text:p>
              </table:table-cell>
              <table:table-cell office:value-type="float" office:value="43.55">
                <text:p>43.55</text:p>
              </table:table-cell>
              <table:table-cell office:value-type="float" office:value="43.855">
                <text:p>43.855</text:p>
              </table:table-cell>
              <table:table-cell office:value-type="float" office:value="33.785">
                <text:p>33.785</text:p>
              </table:table-cell>
              <table:table-cell office:value-type="float" office:value="22.86">
                <text:p>22.86</text:p>
              </table:table-cell>
              <table:table-cell office:value-type="float" office:value="12.18">
                <text:p>12.18</text:p>
              </table:table-cell>
              <table:table-cell office:value-type="float" office:value="28.54">
                <text:p>28.54</text:p>
              </table:table-cell>
              <table:table-cell office:value-type="float" office:value="37.38">
                <text:p>37.38</text:p>
              </table:table-cell>
              <table:table-cell office:value-type="float" office:value="48.04">
                <text:p>48.04</text:p>
              </table:table-cell>
              <table:table-cell office:value-type="float" office:value="56.47">
                <text:p>56.47</text:p>
              </table:table-cell>
              <table:table-cell office:value-type="float" office:value="46.97">
                <text:p>46.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